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3.6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ackground-color="#ff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14">
      <style:table-cell-properties fo:background-color="#33ff99"/>
    </style:style>
    <style:style style:name="ce12" style:family="table-cell" style:parent-style-name="Default" style:data-style-name="N100"/>
    <style:style style:name="ce1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1.02368734283265">
            <text:p>1.024</text:p>
          </table:table-cell>
          <table:table-cell table:formula="of:=[.B3]/10" office:value-type="float" office:value="0.102368734283265">
            <text:p>0.102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100.890334742348">
            <text:p>100.8903347423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B5]/10" office:value-type="float" office:value="2.5">
            <text:p>2.5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132884147320028">
            <text:p>0.1328841473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154.14498284084">
            <text:p>1154.1449828408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3148.29354196099">
            <text:p>3148.293541961</text:p>
          </table:table-cell>
          <table:table-cell office:value-type="string">
            <text:p>Hz</text:p>
          </table:table-cell>
          <table:table-cell table:formula="of:=(1/[.F8]) * 1000" office:value-type="float" office:value="0.317632389315618">
            <text:p>0.3176323893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24">
            <text:p>24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366593828516368">
            <text:p>0.3665938285</text:p>
          </table:table-cell>
          <table:table-cell/>
          <table:table-cell table:formula="of:=[.H8]*3.5" office:value-type="float" office:value="1.11171336260466">
            <text:p>1.1117133626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44">
            <text:p>144.000</text:p>
          </table:table-cell>
          <table:table-cell/>
          <table:table-cell table:formula="of:=(([.C12]-[.C4]) * [.C5])/(2 * [.C3]^2)" office:value-type="float" office:value="146.529114626868">
            <text:p>146.5291146269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15.0186700361319">
            <text:p>15.0186700361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6.14212405699591">
            <text:p>6.142</text:p>
          </table:table-cell>
          <table:table-cell table:formula="of:=[.B11]/10" office:value-type="float" office:value="0.614212405699591">
            <text:p>0.614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57.0601944568684">
            <text:p>57.0601944569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20.2842481139918">
            <text:p>20.284</text:p>
          </table:table-cell>
          <table:table-cell table:formula="of:=[.B12]/10" office:value-type="float" office:value="2.02842481139918">
            <text:p>2.028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6.5101117086211">
            <text:p>6.510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823046833731315">
            <text:p>0.000000823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100.890334742348">
            <text:p>100.890</text:p>
          </table:table-cell>
          <table:table-cell table:style-name="Default"/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132884147320028">
            <text:p>0.1328841473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12.5">
            <text:p>12.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402.653125">
            <text:p>402.6531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1154.24780348542">
            <text:p>1154.2478034854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9.29522970195581">
            <text:p>9.29522970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3.1166550232177">
            <text:p>43.1166550232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6" office:value-type="string">
            <text:p>wire guage (AWG)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equency</text:p>
          </table:table-cell>
          <table:table-cell office:value-type="float" office:value="1000">
            <text:p>10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0823046833731315">
            <text:p>0.000000823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6:'QFactor comparision'.A6 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8" office:value-type="string">
            <text:p>Winding Tickness (mm)</text:p>
          </table:table-cell>
          <table:table-cell table:style-name="ce8" office:value-type="string">
            <text:p>Outer Diameter (mm)</text:p>
          </table:table-cell>
          <table:table-cell table:style-name="ce8" office:value-type="string">
            <text:p>Wire Length (m)</text:p>
          </table:table-cell>
          <table:table-cell table:style-name="ce8" office:value-type="string">
            <text:p>Inductance (uH)</text:p>
          </table:table-cell>
          <table:table-cell table:style-name="ce8" office:value-type="string">
            <text:p>Resistance (mOhm)</text:p>
          </table:table-cell>
          <table:table-cell table:style-name="ce8" office:value-type="string">
            <text:p>Q-Factor @ Frequency Hz</text:p>
          </table:table-cell>
          <table:table-cell table:style-name="ce8" office:value-type="string">
            <text:p>Q-Factor Delta</text:p>
          </table:table-cell>
          <table:table-cell table:style-name="ce8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30">
            <text:p>30</text:p>
          </table:table-cell>
          <table:table-cell table:style-name="ce4" table:formula="of:=[.B7]*[.$B$2]" office:value-type="float" office:value="10.2368734283265">
            <text:p>10.237</text:p>
          </table:table-cell>
          <table:table-cell table:style-name="ce4" table:formula="of:=[.$B$4] + 2 *[.E7]" office:value-type="float" office:value="28.473746856653">
            <text:p>28.474</text:p>
          </table:table-cell>
          <table:table-cell table:style-name="ce4" table:formula="of:=PI() * (([.F7]*0.1)^2 -([.$B$4] * 0.1)^2) * ([.A7] *0.1) / (4 * ([.$B$2] *0.1)^2) * 0.01" office:value-type="float" office:value="2.23868461353999">
            <text:p>2.239</text:p>
          </table:table-cell>
          <table:table-cell table:formula="of:=0.04 * ((([.F7] * 0.1)+([.$B$4] *0.1)) ^ 2) * ([.D7]^2) / (13*([.F7] * 0.1) + 18 *([.A7]*0.1) - 7*([.$B$4] *0.1))" office:value-type="float" office:value="12.402162742508">
            <text:p>12.402</text:p>
          </table:table-cell>
          <table:table-cell table:formula="of:=[.$B$5]*[.G7]/[.$B$3] * 1000" office:value-type="float" office:value="45.69594337295">
            <text:p>45.696</text:p>
          </table:table-cell>
          <table:table-cell table:formula="of:=2*PI()*[.$E$1]*[.H7]*0.000001/([.I7]*0.001)" office:value-type="float" office:value="1.70529550260045">
            <text:p>1.705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63.0354614111931">
            <text:p>63.035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10">
            <text:p>10</text:p>
          </table:table-cell>
          <table:table-cell table:formula="of:=FLOOR([.A8]/[.$B$2];1)" office:value-type="float" office:value="7">
            <text:p>7</text:p>
          </table:table-cell>
          <table:table-cell table:formula="of:=[.C8]*[.B8]" office:value-type="float" office:value="70">
            <text:p>70</text:p>
          </table:table-cell>
          <table:table-cell table:style-name="ce4" table:formula="of:=[.B8]*[.$B$2]" office:value-type="float" office:value="10.2368734283265">
            <text:p>10.237</text:p>
          </table:table-cell>
          <table:table-cell table:style-name="ce4" table:formula="of:=[.$B$4] + 2 *[.E8]" office:value-type="float" office:value="28.473746856653">
            <text:p>28.474</text:p>
          </table:table-cell>
          <table:table-cell table:style-name="ce4" table:formula="of:=PI() * (([.F8]*0.1)^2 -([.$B$4] * 0.1)^2) * ([.A8] *0.1) / (4 * ([.$B$2] *0.1)^2) * 0.01" office:value-type="float" office:value="4.47736922707999">
            <text:p>4.477</text:p>
          </table:table-cell>
          <table:table-cell table:formula="of:=0.04 * ((([.F8] * 0.1)+([.$B$4] *0.1)) ^ 2) * ([.D8]^2) / (13*([.F8] * 0.1) + 18 *([.A8]*0.1) - 7*([.$B$4] *0.1))" office:value-type="float" office:value="56.9116116127153">
            <text:p>56.912</text:p>
          </table:table-cell>
          <table:table-cell table:formula="of:=[.$B$5]*[.G8]/[.$B$3] * 1000" office:value-type="float" office:value="91.3918867458999">
            <text:p>91.392</text:p>
          </table:table-cell>
          <table:table-cell table:formula="of:=2*PI()*[.$E$1]*[.H8]*0.000001/([.I8]*0.001)" office:value-type="float" office:value="3.91266899749136">
            <text:p>3.913</text:p>
          </table:table-cell>
          <table:table-cell table:style-name="ce4" table:formula="of:=[.J8]-[.J7]" office:value-type="float" office:value="2.20737349489091">
            <text:p>2.207</text:p>
          </table:table-cell>
          <table:table-cell table:style-name="ce4" table:formula="of:=(1-([.I8]/(([.J8]*[.I8]) + [.I8])))*100" office:value-type="float" office:value="79.6444661647132">
            <text:p>79.644</text:p>
          </table:table-cell>
          <table:table-cell table:style-name="ce4" table:formula="of:=[.L8]-[.L7]" office:value-type="float" office:value="16.6090047535201">
            <text:p>16.609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10">
            <text:p>10</text:p>
          </table:table-cell>
          <table:table-cell table:formula="of:=FLOOR([.A9]/[.$B$2];1)" office:value-type="float" office:value="11">
            <text:p>11</text:p>
          </table:table-cell>
          <table:table-cell table:formula="of:=[.C9]*[.B9]" office:value-type="float" office:value="110">
            <text:p>110</text:p>
          </table:table-cell>
          <table:table-cell table:style-name="ce4" table:formula="of:=[.B9]*[.$B$2]" office:value-type="float" office:value="10.2368734283265">
            <text:p>10.237</text:p>
          </table:table-cell>
          <table:table-cell table:style-name="ce4" table:formula="of:=[.$B$4] + 2 *[.E9]" office:value-type="float" office:value="28.473746856653">
            <text:p>28.474</text:p>
          </table:table-cell>
          <table:table-cell table:style-name="ce4" table:formula="of:=PI() * (([.F9]*0.1)^2 -([.$B$4] * 0.1)^2) * ([.A9] *0.1) / (4 * ([.$B$2] *0.1)^2) * 0.01" office:value-type="float" office:value="6.71605384061998">
            <text:p>6.716</text:p>
          </table:table-cell>
          <table:table-cell table:formula="of:=0.04 * ((([.F9] * 0.1)+([.$B$4] *0.1)) ^ 2) * ([.D9]^2) / (13*([.F9] * 0.1) + 18 *([.A9]*0.1) - 7*([.$B$4] *0.1))" office:value-type="float" office:value="121.450755486811">
            <text:p>121.451</text:p>
          </table:table-cell>
          <table:table-cell table:formula="of:=[.$B$5]*[.G9]/[.$B$3] * 1000" office:value-type="float" office:value="137.08783011885">
            <text:p>137.088</text:p>
          </table:table-cell>
          <table:table-cell table:formula="of:=2*PI()*[.$E$1]*[.H9]*0.000001/([.I9]*0.001)" office:value-type="float" office:value="5.56648684102022">
            <text:p>5.566</text:p>
          </table:table-cell>
          <table:table-cell table:style-name="ce4" table:formula="of:=[.J9]-[.J8]" office:value-type="float" office:value="1.65381784352886">
            <text:p>1.654</text:p>
          </table:table-cell>
          <table:table-cell table:style-name="ce4" table:formula="of:=(1-([.I9]/(([.J9]*[.I9]) + [.I9])))*100" office:value-type="float" office:value="84.7711565680282">
            <text:p>84.771</text:p>
          </table:table-cell>
          <table:table-cell table:style-name="ce4" table:formula="of:=[.L9]-[.L8]" office:value-type="float" office:value="5.12669040331505">
            <text:p>5.12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10">
            <text:p>10</text:p>
          </table:table-cell>
          <table:table-cell table:formula="of:=FLOOR([.A10]/[.$B$2];1)" office:value-type="float" office:value="15">
            <text:p>15</text:p>
          </table:table-cell>
          <table:table-cell table:formula="of:=[.C10]*[.B10]" office:value-type="float" office:value="150">
            <text:p>150</text:p>
          </table:table-cell>
          <table:table-cell table:style-name="ce4" table:formula="of:=[.B10]*[.$B$2]" office:value-type="float" office:value="10.2368734283265">
            <text:p>10.237</text:p>
          </table:table-cell>
          <table:table-cell table:style-name="ce4" table:formula="of:=[.$B$4] + 2 *[.E10]" office:value-type="float" office:value="28.473746856653">
            <text:p>28.474</text:p>
          </table:table-cell>
          <table:table-cell table:style-name="ce4" table:formula="of:=PI() * (([.F10]*0.1)^2 -([.$B$4] * 0.1)^2) * ([.A10] *0.1) / (4 * ([.$B$2] *0.1)^2) * 0.01" office:value-type="float" office:value="8.95473845415998">
            <text:p>8.955</text:p>
          </table:table-cell>
          <table:table-cell table:formula="of:=0.04 * ((([.F10] * 0.1)+([.$B$4] *0.1)) ^ 2) * ([.D10]^2) / (13*([.F10] * 0.1) + 18 *([.A10]*0.1) - 7*([.$B$4] *0.1))" office:value-type="float" office:value="198.834754130493">
            <text:p>198.835</text:p>
          </table:table-cell>
          <table:table-cell table:formula="of:=[.$B$5]*[.G10]/[.$B$3] * 1000" office:value-type="float" office:value="182.7837734918">
            <text:p>182.784</text:p>
          </table:table-cell>
          <table:table-cell table:formula="of:=2*PI()*[.$E$1]*[.H10]*0.000001/([.I10]*0.001)" office:value-type="float" office:value="6.83493716013815">
            <text:p>6.835</text:p>
          </table:table-cell>
          <table:table-cell table:style-name="ce4" table:formula="of:=[.J10]-[.J9]" office:value-type="float" office:value="1.26845031911793">
            <text:p>1.268</text:p>
          </table:table-cell>
          <table:table-cell table:style-name="ce4" table:formula="of:=(1-([.I10]/(([.J10]*[.I10]) + [.I10])))*100" office:value-type="float" office:value="87.2366557693953">
            <text:p>87.237</text:p>
          </table:table-cell>
          <table:table-cell table:style-name="ce4" table:formula="of:=[.L10]-[.L9]" office:value-type="float" office:value="2.46549920136705">
            <text:p>2.465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10">
            <text:p>10</text:p>
          </table:table-cell>
          <table:table-cell table:formula="of:=FLOOR([.A11]/[.$B$2];1)" office:value-type="float" office:value="19">
            <text:p>19</text:p>
          </table:table-cell>
          <table:table-cell table:formula="of:=[.C11]*[.B11]" office:value-type="float" office:value="190">
            <text:p>190</text:p>
          </table:table-cell>
          <table:table-cell table:style-name="ce4" table:formula="of:=[.B11]*[.$B$2]" office:value-type="float" office:value="10.2368734283265">
            <text:p>10.237</text:p>
          </table:table-cell>
          <table:table-cell table:style-name="ce4" table:formula="of:=[.$B$4] + 2 *[.E11]" office:value-type="float" office:value="28.473746856653">
            <text:p>28.474</text:p>
          </table:table-cell>
          <table:table-cell table:style-name="ce4" table:formula="of:=PI() * (([.F11]*0.1)^2 -([.$B$4] * 0.1)^2) * ([.A11] *0.1) / (4 * ([.$B$2] *0.1)^2) * 0.01" office:value-type="float" office:value="11.1934230677">
            <text:p>11.193</text:p>
          </table:table-cell>
          <table:table-cell table:formula="of:=0.04 * ((([.F11] * 0.1)+([.$B$4] *0.1)) ^ 2) * ([.D11]^2) / (13*([.F11] * 0.1) + 18 *([.A11]*0.1) - 7*([.$B$4] *0.1))" office:value-type="float" office:value="284.948124657268">
            <text:p>284.948</text:p>
          </table:table-cell>
          <table:table-cell table:formula="of:=[.$B$5]*[.G11]/[.$B$3] * 1000" office:value-type="float" office:value="228.47971686475">
            <text:p>228.480</text:p>
          </table:table-cell>
          <table:table-cell table:formula="of:=2*PI()*[.$E$1]*[.H11]*0.000001/([.I11]*0.001)" office:value-type="float" office:value="7.8360648145181">
            <text:p>7.836</text:p>
          </table:table-cell>
          <table:table-cell table:style-name="ce4" table:formula="of:=[.J11]-[.J10]" office:value-type="float" office:value="1.00112765437995">
            <text:p>1.001</text:p>
          </table:table-cell>
          <table:table-cell table:style-name="ce4" table:formula="of:=(1-([.I11]/(([.J11]*[.I11]) + [.I11])))*100" office:value-type="float" office:value="88.6827448531506">
            <text:p>88.683</text:p>
          </table:table-cell>
          <table:table-cell table:style-name="ce4" table:formula="of:=[.L11]-[.L10]" office:value-type="float" office:value="1.44608908375533">
            <text:p>1.446</text:p>
          </table:table-cell>
          <table:table-cell/>
        </table:table-row>
        <table:table-row table:style-name="ro1">
          <table:table-cell table:style-name="ce7" table:formula="of:=[.A11]+4" office:value-type="float" office:value="24">
            <text:p>24</text:p>
          </table:table-cell>
          <table:table-cell table:formula="of:=[.B11]" office:value-type="float" office:value="10">
            <text:p>10</text:p>
          </table:table-cell>
          <table:table-cell table:style-name="ce7" table:formula="of:=FLOOR([.A12]/[.$B$2];1)" office:value-type="float" office:value="23">
            <text:p>23</text:p>
          </table:table-cell>
          <table:table-cell table:style-name="ce7" table:formula="of:=[.C12]*[.B12]" office:value-type="float" office:value="230">
            <text:p>230</text:p>
          </table:table-cell>
          <table:table-cell table:style-name="ce9" table:formula="of:=[.B12]*[.$B$2]" office:value-type="float" office:value="10.2368734283265">
            <text:p>10.237</text:p>
          </table:table-cell>
          <table:table-cell table:style-name="ce9" table:formula="of:=[.$B$4] + 2 *[.E12]" office:value-type="float" office:value="28.473746856653">
            <text:p>28.474</text:p>
          </table:table-cell>
          <table:table-cell table:style-name="ce9" table:formula="of:=PI() * (([.F12]*0.1)^2 -([.$B$4] * 0.1)^2) * ([.A12] *0.1) / (4 * ([.$B$2] *0.1)^2) * 0.01" office:value-type="float" office:value="13.43210768124">
            <text:p>13.432</text:p>
          </table:table-cell>
          <table:table-cell table:style-name="ce9" table:formula="of:=0.04 * ((([.F12] * 0.1)+([.$B$4] *0.1)) ^ 2) * ([.D12]^2) / (13*([.F12] * 0.1) + 18 *([.A12]*0.1) - 7*([.$B$4] *0.1))" office:value-type="float" office:value="377.263865366748">
            <text:p>377.264</text:p>
          </table:table-cell>
          <table:table-cell table:style-name="ce9" table:formula="of:=[.$B$5]*[.G12]/[.$B$3] * 1000" office:value-type="float" office:value="274.1756602377">
            <text:p>274.176</text:p>
          </table:table-cell>
          <table:table-cell table:style-name="ce9" table:formula="of:=2*PI()*[.$E$1]*[.H12]*0.000001/([.I12]*0.001)" office:value-type="float" office:value="8.64562074455137">
            <text:p>8.646</text:p>
          </table:table-cell>
          <table:table-cell table:style-name="ce9" table:formula="of:=[.J12]-[.J11]" office:value-type="float" office:value="0.809555930033277">
            <text:p>0.810</text:p>
          </table:table-cell>
          <table:table-cell table:style-name="ce4" table:formula="of:=(1-([.I12]/(([.J12]*[.I12]) + [.I12])))*100" office:value-type="float" office:value="89.6326008819611">
            <text:p>89.633</text:p>
          </table:table-cell>
          <table:table-cell table:style-name="ce4" table:formula="of:=[.L12]-[.L11]" office:value-type="float" office:value="0.949856028810487">
            <text:p>0.950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10">
            <text:p>10</text:p>
          </table:table-cell>
          <table:table-cell table:formula="of:=FLOOR([.A13]/[.$B$2];1)" office:value-type="float" office:value="27">
            <text:p>27</text:p>
          </table:table-cell>
          <table:table-cell table:formula="of:=[.C13]*[.B13]" office:value-type="float" office:value="270">
            <text:p>270</text:p>
          </table:table-cell>
          <table:table-cell table:style-name="ce4" table:formula="of:=[.B13]*[.$B$2]" office:value-type="float" office:value="10.2368734283265">
            <text:p>10.237</text:p>
          </table:table-cell>
          <table:table-cell table:style-name="ce4" table:formula="of:=[.$B$4] + 2 *[.E13]" office:value-type="float" office:value="28.473746856653">
            <text:p>28.474</text:p>
          </table:table-cell>
          <table:table-cell table:style-name="ce4" table:formula="of:=PI() * (([.F13]*0.1)^2 -([.$B$4] * 0.1)^2) * ([.A13] *0.1) / (4 * ([.$B$2] *0.1)^2) * 0.01" office:value-type="float" office:value="15.67079229478">
            <text:p>15.671</text:p>
          </table:table-cell>
          <table:table-cell table:formula="of:=0.04 * ((([.F13] * 0.1)+([.$B$4] *0.1)) ^ 2) * ([.D13]^2) / (13*([.F13] * 0.1) + 18 *([.A13]*0.1) - 7*([.$B$4] *0.1))" office:value-type="float" office:value="474.144504281303">
            <text:p>474.145</text:p>
          </table:table-cell>
          <table:table-cell table:formula="of:=[.$B$5]*[.G13]/[.$B$3] * 1000" office:value-type="float" office:value="319.87160361065">
            <text:p>319.872</text:p>
          </table:table-cell>
          <table:table-cell table:formula="of:=2*PI()*[.$E$1]*[.H13]*0.000001/([.I13]*0.001)" office:value-type="float" office:value="9.31354252503908">
            <text:p>9.314</text:p>
          </table:table-cell>
          <table:table-cell table:style-name="ce4" table:formula="of:=[.J13]-[.J12]" office:value-type="float" office:value="0.667921780487704">
            <text:p>0.668</text:p>
          </table:table-cell>
          <table:table-cell table:style-name="ce4" table:formula="of:=(1-([.I13]/(([.J13]*[.I13]) + [.I13])))*100" office:value-type="float" office:value="90.3040105029653">
            <text:p>90.304</text:p>
          </table:table-cell>
          <table:table-cell table:style-name="ce4" table:formula="of:=[.L13]-[.L12]" office:value-type="float" office:value="0.671409621004202">
            <text:p>0.671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10">
            <text:p>10</text:p>
          </table:table-cell>
          <table:table-cell table:formula="of:=FLOOR([.A14]/[.$B$2];1)" office:value-type="float" office:value="31">
            <text:p>31</text:p>
          </table:table-cell>
          <table:table-cell table:formula="of:=[.C14]*[.B14]" office:value-type="float" office:value="310">
            <text:p>310</text:p>
          </table:table-cell>
          <table:table-cell table:style-name="ce4" table:formula="of:=[.B14]*[.$B$2]" office:value-type="float" office:value="10.2368734283265">
            <text:p>10.237</text:p>
          </table:table-cell>
          <table:table-cell table:style-name="ce4" table:formula="of:=[.$B$4] + 2 *[.E14]" office:value-type="float" office:value="28.473746856653">
            <text:p>28.474</text:p>
          </table:table-cell>
          <table:table-cell table:style-name="ce4" table:formula="of:=PI() * (([.F14]*0.1)^2 -([.$B$4] * 0.1)^2) * ([.A14] *0.1) / (4 * ([.$B$2] *0.1)^2) * 0.01" office:value-type="float" office:value="17.90947690832">
            <text:p>17.909</text:p>
          </table:table-cell>
          <table:table-cell table:formula="of:=0.04 * ((([.F14] * 0.1)+([.$B$4] *0.1)) ^ 2) * ([.D14]^2) / (13*([.F14] * 0.1) + 18 *([.A14]*0.1) - 7*([.$B$4] *0.1))" office:value-type="float" office:value="574.482353522159">
            <text:p>574.482</text:p>
          </table:table-cell>
          <table:table-cell table:formula="of:=[.$B$5]*[.G14]/[.$B$3] * 1000" office:value-type="float" office:value="365.5675469836">
            <text:p>365.568</text:p>
          </table:table-cell>
          <table:table-cell table:formula="of:=2*PI()*[.$E$1]*[.H14]*0.000001/([.I14]*0.001)" office:value-type="float" office:value="9.87390459757171">
            <text:p>9.874</text:p>
          </table:table-cell>
          <table:table-cell table:style-name="ce4" table:formula="of:=[.J14]-[.J13]" office:value-type="float" office:value="0.560362072532628">
            <text:p>0.560</text:p>
          </table:table-cell>
          <table:table-cell table:style-name="ce4" table:formula="of:=(1-([.I14]/(([.J14]*[.I14]) + [.I14])))*100" office:value-type="float" office:value="90.8036713856832">
            <text:p>90.804</text:p>
          </table:table-cell>
          <table:table-cell table:style-name="ce4" table:formula="of:=[.L14]-[.L13]" office:value-type="float" office:value="0.499660882717905">
            <text:p>0.500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10">
            <text:p>10</text:p>
          </table:table-cell>
          <table:table-cell table:formula="of:=FLOOR([.A15]/[.$B$2];1)" office:value-type="float" office:value="35">
            <text:p>35</text:p>
          </table:table-cell>
          <table:table-cell table:formula="of:=[.C15]*[.B15]" office:value-type="float" office:value="350">
            <text:p>350</text:p>
          </table:table-cell>
          <table:table-cell table:style-name="ce4" table:formula="of:=[.B15]*[.$B$2]" office:value-type="float" office:value="10.2368734283265">
            <text:p>10.237</text:p>
          </table:table-cell>
          <table:table-cell table:style-name="ce4" table:formula="of:=[.$B$4] + 2 *[.E15]" office:value-type="float" office:value="28.473746856653">
            <text:p>28.474</text:p>
          </table:table-cell>
          <table:table-cell table:style-name="ce4" table:formula="of:=PI() * (([.F15]*0.1)^2 -([.$B$4] * 0.1)^2) * ([.A15] *0.1) / (4 * ([.$B$2] *0.1)^2) * 0.01" office:value-type="float" office:value="20.1481615218599">
            <text:p>20.148</text:p>
          </table:table-cell>
          <table:table-cell table:formula="of:=0.04 * ((([.F15] * 0.1)+([.$B$4] *0.1)) ^ 2) * ([.D15]^2) / (13*([.F15] * 0.1) + 18 *([.A15]*0.1) - 7*([.$B$4] *0.1))" office:value-type="float" office:value="677.501286008211">
            <text:p>677.501</text:p>
          </table:table-cell>
          <table:table-cell table:formula="of:=[.$B$5]*[.G15]/[.$B$3] * 1000" office:value-type="float" office:value="411.26349035655">
            <text:p>411.263</text:p>
          </table:table-cell>
          <table:table-cell table:formula="of:=2*PI()*[.$E$1]*[.H15]*0.000001/([.I15]*0.001)" office:value-type="float" office:value="10.3507027140958">
            <text:p>10.351</text:p>
          </table:table-cell>
          <table:table-cell table:style-name="ce4" table:formula="of:=[.J15]-[.J14]" office:value-type="float" office:value="0.476798116524133">
            <text:p>0.477</text:p>
          </table:table-cell>
          <table:table-cell table:style-name="ce4" table:formula="of:=(1-([.I15]/(([.J15]*[.I15]) + [.I15])))*100" office:value-type="float" office:value="91.1899727691912">
            <text:p>91.190</text:p>
          </table:table-cell>
          <table:table-cell table:style-name="ce4" table:formula="of:=[.L15]-[.L14]" office:value-type="float" office:value="0.386301383507998">
            <text:p>0.386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10">
            <text:p>10</text:p>
          </table:table-cell>
          <table:table-cell table:formula="of:=FLOOR([.A16]/[.$B$2];1)" office:value-type="float" office:value="39">
            <text:p>39</text:p>
          </table:table-cell>
          <table:table-cell table:formula="of:=[.C16]*[.B16]" office:value-type="float" office:value="390">
            <text:p>390</text:p>
          </table:table-cell>
          <table:table-cell table:style-name="ce4" table:formula="of:=[.B16]*[.$B$2]" office:value-type="float" office:value="10.2368734283265">
            <text:p>10.237</text:p>
          </table:table-cell>
          <table:table-cell table:style-name="ce4" table:formula="of:=[.$B$4] + 2 *[.E16]" office:value-type="float" office:value="28.473746856653">
            <text:p>28.474</text:p>
          </table:table-cell>
          <table:table-cell table:style-name="ce4" table:formula="of:=PI() * (([.F16]*0.1)^2 -([.$B$4] * 0.1)^2) * ([.A16] *0.1) / (4 * ([.$B$2] *0.1)^2) * 0.01" office:value-type="float" office:value="22.3868461353999">
            <text:p>22.387</text:p>
          </table:table-cell>
          <table:table-cell table:formula="of:=0.04 * ((([.F16] * 0.1)+([.$B$4] *0.1)) ^ 2) * ([.D16]^2) / (13*([.F16] * 0.1) + 18 *([.A16]*0.1) - 7*([.$B$4] *0.1))" office:value-type="float" office:value="782.641316143588">
            <text:p>782.641</text:p>
          </table:table-cell>
          <table:table-cell table:formula="of:=[.$B$5]*[.G16]/[.$B$3] * 1000" office:value-type="float" office:value="456.959433729499">
            <text:p>456.959</text:p>
          </table:table-cell>
          <table:table-cell table:formula="of:=2*PI()*[.$E$1]*[.H16]*0.000001/([.I16]*0.001)" office:value-type="float" office:value="10.7613062679345">
            <text:p>10.761</text:p>
          </table:table-cell>
          <table:table-cell table:style-name="ce4" table:formula="of:=[.J16]-[.J15]" office:value-type="float" office:value="0.410603553838703">
            <text:p>0.411</text:p>
          </table:table-cell>
          <table:table-cell table:style-name="ce4" table:formula="of:=(1-([.I16]/(([.J16]*[.I16]) + [.I16])))*100" office:value-type="float" office:value="91.4975430686101">
            <text:p>91.498</text:p>
          </table:table-cell>
          <table:table-cell table:style-name="ce4" table:formula="of:=[.L16]-[.L15]" office:value-type="float" office:value="0.307570299418899">
            <text:p>0.308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10">
            <text:p>10</text:p>
          </table:table-cell>
          <table:table-cell table:formula="of:=FLOOR([.A17]/[.$B$2];1)" office:value-type="float" office:value="42">
            <text:p>42</text:p>
          </table:table-cell>
          <table:table-cell table:formula="of:=[.C17]*[.B17]" office:value-type="float" office:value="420">
            <text:p>420</text:p>
          </table:table-cell>
          <table:table-cell table:style-name="ce4" table:formula="of:=[.B17]*[.$B$2]" office:value-type="float" office:value="10.2368734283265">
            <text:p>10.237</text:p>
          </table:table-cell>
          <table:table-cell table:style-name="ce4" table:formula="of:=[.$B$4] + 2 *[.E17]" office:value-type="float" office:value="28.473746856653">
            <text:p>28.474</text:p>
          </table:table-cell>
          <table:table-cell table:style-name="ce4" table:formula="of:=PI() * (([.F17]*0.1)^2 -([.$B$4] * 0.1)^2) * ([.A17] *0.1) / (4 * ([.$B$2] *0.1)^2) * 0.01" office:value-type="float" office:value="24.6255307489399">
            <text:p>24.626</text:p>
          </table:table-cell>
          <table:table-cell table:formula="of:=0.04 * ((([.F17] * 0.1)+([.$B$4] *0.1)) ^ 2) * ([.D17]^2) / (13*([.F17] * 0.1) + 18 *([.A17]*0.1) - 7*([.$B$4] *0.1))" office:value-type="float" office:value="848.597774131067">
            <text:p>848.598</text:p>
          </table:table-cell>
          <table:table-cell table:formula="of:=[.$B$5]*[.G17]/[.$B$3] * 1000" office:value-type="float" office:value="502.65537710245">
            <text:p>502.655</text:p>
          </table:table-cell>
          <table:table-cell table:formula="of:=2*PI()*[.$E$1]*[.H17]*0.000001/([.I17]*0.001)" office:value-type="float" office:value="10.6074605167088">
            <text:p>10.607</text:p>
          </table:table-cell>
          <table:table-cell table:style-name="ce4" table:formula="of:=[.J17]-[.J16]" office:value-type="float" office:value="-0.153845751225711">
            <text:p>-0.154</text:p>
          </table:table-cell>
          <table:table-cell table:style-name="ce4" table:formula="of:=(1-([.I17]/(([.J17]*[.I17]) + [.I17])))*100" office:value-type="float" office:value="91.3848511605057">
            <text:p>91.385</text:p>
          </table:table-cell>
          <table:table-cell table:style-name="ce4" table:formula="of:=[.L17]-[.L16]" office:value-type="float" office:value="-0.112691908104367">
            <text:p>-0.11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10">
            <text:p>10</text:p>
          </table:table-cell>
          <table:table-cell table:formula="of:=FLOOR([.A18]/[.$B$2];1)" office:value-type="float" office:value="46">
            <text:p>46</text:p>
          </table:table-cell>
          <table:table-cell table:formula="of:=[.C18]*[.B18]" office:value-type="float" office:value="460">
            <text:p>460</text:p>
          </table:table-cell>
          <table:table-cell table:style-name="ce4" table:formula="of:=[.B18]*[.$B$2]" office:value-type="float" office:value="10.2368734283265">
            <text:p>10.237</text:p>
          </table:table-cell>
          <table:table-cell table:style-name="ce4" table:formula="of:=[.$B$4] + 2 *[.E18]" office:value-type="float" office:value="28.473746856653">
            <text:p>28.474</text:p>
          </table:table-cell>
          <table:table-cell table:style-name="ce4" table:formula="of:=PI() * (([.F18]*0.1)^2 -([.$B$4] * 0.1)^2) * ([.A18] *0.1) / (4 * ([.$B$2] *0.1)^2) * 0.01" office:value-type="float" office:value="26.8642153624799">
            <text:p>26.864</text:p>
          </table:table-cell>
          <table:table-cell table:formula="of:=0.04 * ((([.F18] * 0.1)+([.$B$4] *0.1)) ^ 2) * ([.D18]^2) / (13*([.F18] * 0.1) + 18 *([.A18]*0.1) - 7*([.$B$4] *0.1))" office:value-type="float" office:value="955.724272469926">
            <text:p>955.724</text:p>
          </table:table-cell>
          <table:table-cell table:formula="of:=[.$B$5]*[.G18]/[.$B$3] * 1000" office:value-type="float" office:value="548.351320475399">
            <text:p>548.351</text:p>
          </table:table-cell>
          <table:table-cell table:formula="of:=2*PI()*[.$E$1]*[.H18]*0.000001/([.I18]*0.001)" office:value-type="float" office:value="10.9509952511683">
            <text:p>10.951</text:p>
          </table:table-cell>
          <table:table-cell table:style-name="ce4" table:formula="of:=[.J18]-[.J17]" office:value-type="float" office:value="0.343534734459423">
            <text:p>0.344</text:p>
          </table:table-cell>
          <table:table-cell table:style-name="ce4" table:formula="of:=(1-([.I18]/(([.J18]*[.I18]) + [.I18])))*100" office:value-type="float" office:value="91.6324960475384">
            <text:p>91.632</text:p>
          </table:table-cell>
          <table:table-cell table:style-name="ce4" table:formula="of:=[.L18]-[.L17]" office:value-type="float" office:value="0.247644887032706">
            <text:p>0.248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10">
            <text:p>10</text:p>
          </table:table-cell>
          <table:table-cell table:formula="of:=FLOOR([.A19]/[.$B$2];1)" office:value-type="float" office:value="50">
            <text:p>50</text:p>
          </table:table-cell>
          <table:table-cell table:formula="of:=[.C19]*[.B19]" office:value-type="float" office:value="500">
            <text:p>500</text:p>
          </table:table-cell>
          <table:table-cell table:style-name="ce4" table:formula="of:=[.B19]*[.$B$2]" office:value-type="float" office:value="10.2368734283265">
            <text:p>10.237</text:p>
          </table:table-cell>
          <table:table-cell table:style-name="ce4" table:formula="of:=[.$B$4] + 2 *[.E19]" office:value-type="float" office:value="28.473746856653">
            <text:p>28.474</text:p>
          </table:table-cell>
          <table:table-cell table:style-name="ce4" table:formula="of:=PI() * (([.F19]*0.1)^2 -([.$B$4] * 0.1)^2) * ([.A19] *0.1) / (4 * ([.$B$2] *0.1)^2) * 0.01" office:value-type="float" office:value="29.1028999760199">
            <text:p>29.103</text:p>
          </table:table-cell>
          <table:table-cell table:formula="of:=0.04 * ((([.F19] * 0.1)+([.$B$4] *0.1)) ^ 2) * ([.D19]^2) / (13*([.F19] * 0.1) + 18 *([.A19]*0.1) - 7*([.$B$4] *0.1))" office:value-type="float" office:value="1064.13225780117">
            <text:p>1064.132</text:p>
          </table:table-cell>
          <table:table-cell table:formula="of:=[.$B$5]*[.G19]/[.$B$3] * 1000" office:value-type="float" office:value="594.047263848349">
            <text:p>594.047</text:p>
          </table:table-cell>
          <table:table-cell table:formula="of:=2*PI()*[.$E$1]*[.H19]*0.000001/([.I19]*0.001)" office:value-type="float" office:value="11.255232662462">
            <text:p>11.255</text:p>
          </table:table-cell>
          <table:table-cell table:style-name="ce4" table:formula="of:=[.J19]-[.J18]" office:value-type="float" office:value="0.304237411293785">
            <text:p>0.304</text:p>
          </table:table-cell>
          <table:table-cell table:style-name="ce4" table:formula="of:=(1-([.I19]/(([.J19]*[.I19]) + [.I19])))*100" office:value-type="float" office:value="91.8402201937543">
            <text:p>91.840</text:p>
          </table:table-cell>
          <table:table-cell table:style-name="ce4" table:formula="of:=[.L19]-[.L18]" office:value-type="float" office:value="0.207724146215924">
            <text:p>0.208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10">
            <text:p>10</text:p>
          </table:table-cell>
          <table:table-cell table:formula="of:=FLOOR([.A20]/[.$B$2];1)" office:value-type="float" office:value="54">
            <text:p>54</text:p>
          </table:table-cell>
          <table:table-cell table:formula="of:=[.C20]*[.B20]" office:value-type="float" office:value="540">
            <text:p>540</text:p>
          </table:table-cell>
          <table:table-cell table:style-name="ce4" table:formula="of:=[.B20]*[.$B$2]" office:value-type="float" office:value="10.2368734283265">
            <text:p>10.237</text:p>
          </table:table-cell>
          <table:table-cell table:style-name="ce4" table:formula="of:=[.$B$4] + 2 *[.E20]" office:value-type="float" office:value="28.473746856653">
            <text:p>28.474</text:p>
          </table:table-cell>
          <table:table-cell table:style-name="ce4" table:formula="of:=PI() * (([.F20]*0.1)^2 -([.$B$4] * 0.1)^2) * ([.A20] *0.1) / (4 * ([.$B$2] *0.1)^2) * 0.01" office:value-type="float" office:value="31.3415845895599">
            <text:p>31.342</text:p>
          </table:table-cell>
          <table:table-cell table:formula="of:=0.04 * ((([.F20] * 0.1)+([.$B$4] *0.1)) ^ 2) * ([.D20]^2) / (13*([.F20] * 0.1) + 18 *([.A20]*0.1) - 7*([.$B$4] *0.1))" office:value-type="float" office:value="1173.6123746303">
            <text:p>1173.612</text:p>
          </table:table-cell>
          <table:table-cell table:formula="of:=[.$B$5]*[.G20]/[.$B$3] * 1000" office:value-type="float" office:value="639.743207221299">
            <text:p>639.743</text:p>
          </table:table-cell>
          <table:table-cell table:formula="of:=2*PI()*[.$E$1]*[.H20]*0.000001/([.I20]*0.001)" office:value-type="float" office:value="11.5265374377792">
            <text:p>11.527</text:p>
          </table:table-cell>
          <table:table-cell table:style-name="ce4" table:formula="of:=[.J20]-[.J19]" office:value-type="float" office:value="0.271304775317148">
            <text:p>0.271</text:p>
          </table:table-cell>
          <table:table-cell table:style-name="ce4" table:formula="of:=(1-([.I20]/(([.J20]*[.I20]) + [.I20])))*100" office:value-type="float" office:value="92.0169479797021">
            <text:p>92.017</text:p>
          </table:table-cell>
          <table:table-cell table:style-name="ce4" table:formula="of:=[.L20]-[.L19]" office:value-type="float" office:value="0.176727785947804">
            <text:p>0.177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10">
            <text:p>10</text:p>
          </table:table-cell>
          <table:table-cell table:formula="of:=FLOOR([.A21]/[.$B$2];1)" office:value-type="float" office:value="58">
            <text:p>58</text:p>
          </table:table-cell>
          <table:table-cell table:formula="of:=[.C21]*[.B21]" office:value-type="float" office:value="580">
            <text:p>580</text:p>
          </table:table-cell>
          <table:table-cell table:style-name="ce4" table:formula="of:=[.B21]*[.$B$2]" office:value-type="float" office:value="10.2368734283265">
            <text:p>10.237</text:p>
          </table:table-cell>
          <table:table-cell table:style-name="ce4" table:formula="of:=[.$B$4] + 2 *[.E21]" office:value-type="float" office:value="28.473746856653">
            <text:p>28.474</text:p>
          </table:table-cell>
          <table:table-cell table:style-name="ce4" table:formula="of:=PI() * (([.F21]*0.1)^2 -([.$B$4] * 0.1)^2) * ([.A21] *0.1) / (4 * ([.$B$2] *0.1)^2) * 0.01" office:value-type="float" office:value="33.5802692030999">
            <text:p>33.580</text:p>
          </table:table-cell>
          <table:table-cell table:formula="of:=0.04 * ((([.F21] * 0.1)+([.$B$4] *0.1)) ^ 2) * ([.D21]^2) / (13*([.F21] * 0.1) + 18 *([.A21]*0.1) - 7*([.$B$4] *0.1))" office:value-type="float" office:value="1283.99851532407">
            <text:p>1283.999</text:p>
          </table:table-cell>
          <table:table-cell table:formula="of:=[.$B$5]*[.G21]/[.$B$3] * 1000" office:value-type="float" office:value="685.439150594249">
            <text:p>685.439</text:p>
          </table:table-cell>
          <table:table-cell table:formula="of:=2*PI()*[.$E$1]*[.H21]*0.000001/([.I21]*0.001)" office:value-type="float" office:value="11.769973452684">
            <text:p>11.770</text:p>
          </table:table-cell>
          <table:table-cell table:style-name="ce4" table:formula="of:=[.J21]-[.J20]" office:value-type="float" office:value="0.243436014904821">
            <text:p>0.243</text:p>
          </table:table-cell>
          <table:table-cell table:style-name="ce4" table:formula="of:=(1-([.I21]/(([.J21]*[.I21]) + [.I21])))*100" office:value-type="float" office:value="92.1691301575116">
            <text:p>92.169</text:p>
          </table:table-cell>
          <table:table-cell table:style-name="ce4" table:formula="of:=[.L21]-[.L20]" office:value-type="float" office:value="0.152182177809507">
            <text:p>0.15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6:'QFactor comparision'.A6 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start</text:p>
          </table:table-cell>
          <table:table-cell table:style-name="ce10" office:value-type="float" office:value="450">
            <text:p>450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43">
            <text:p>4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End</text:p>
          </table:table-cell>
          <table:table-cell table:style-name="ce10" office:value-type="float" office:value="2.28">
            <text:p>2.28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83">
            <text:p>283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2</text:p>
          </table:table-cell>
          <table:table-cell table:style-name="ce10" office:value-type="float" office:value="404">
            <text:p>404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100.3255">
            <text:p>100.325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1 spent</text:p>
          </table:table-cell>
          <table:table-cell table:style-name="ce10" table:formula="of:=0.5 * ([.I24]*0.000001) * ([.I25]^2 - [.I26]^2)" office:value-type="float" office:value="1.012474008">
            <text:p>1.01247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40.0445">
            <text:p>40.044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2 Recovered</text:p>
          </table:table-cell>
          <table:table-cell table:style-name="ce10" table:formula="of:=0.5 * ([.I24]*0.000001) *[.I27]^2" office:value-type="float" office:value="0.81608">
            <text:p>0.816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0.281">
            <text:p>60.281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wasted</text:p>
          </table:table-cell>
          <table:table-cell table:style-name="ce10" table:formula="of:=[.I28]-[.I29]" office:value-type="float" office:value="0.196394008">
            <text:p>0.19639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39.9145780484523">
            <text:p>39.915</text:p>
          </table:table-cell>
          <table:table-cell table:number-columns-repeated="2"/>
          <table:table-cell table:style-name="ce10" office:value-type="string">
            <text:p>E Recovery %</text:p>
          </table:table-cell>
          <table:table-cell table:style-name="ce11" table:formula="of:=([.I29]/[.I28]) * 100" office:value-type="float" office:value="80.6025629845107">
            <text:p>80.6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2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/12/2021</text:date>, <text:time>16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16T16:04:15.82</dc:date>
    <meta:editing-duration>P1DT5H50M47S</meta:editing-duration>
    <meta:editing-cycles>169</meta:editing-cycles>
    <meta:document-statistic meta:table-count="7" meta:cell-count="8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6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1.70529550260045">
                <text:p>1.70529550260045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266899749136">
                <text:p>3.91266899749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56648684102022">
                <text:p>5.5664868410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83493716013815">
                <text:p>6.8349371601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.8360648145181">
                <text:p>7.836064814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.64562074455137">
                <text:p>8.6456207445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.31354252503908">
                <text:p>9.3135425250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.87390459757171">
                <text:p>9.8739045975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0.3507027140958">
                <text:p>10.350702714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.7613062679345">
                <text:p>10.7613062679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.6074605167088">
                <text:p>10.607460516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.9509952511683">
                <text:p>10.9509952511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1.255232662462">
                <text:p>11.255232662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.5265374377792">
                <text:p>11.526537437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1.769973452684">
                <text:p>11.769973452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6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63.0354614111931">
                <text:p>63.0354614111931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9.6444661647132">
                <text:p>79.6444661647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4.7711565680282">
                <text:p>84.77115656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7.2366557693953">
                <text:p>87.2366557693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8.6827448531506">
                <text:p>88.6827448531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9.6326008819611">
                <text:p>89.632600881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0.3040105029653">
                <text:p>90.304010502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0.8036713856832">
                <text:p>90.8036713856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1.1899727691912">
                <text:p>91.189972769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1.4975430686101">
                <text:p>91.497543068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1.3848511605057">
                <text:p>91.384851160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1.6324960475384">
                <text:p>91.632496047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1.8402201937543">
                <text:p>91.8402201937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2.0169479797021">
                <text:p>92.016947979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2.1691301575116">
                <text:p>92.1691301575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